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0c0c0" draw:fill-color="#c0c0c0" draw:secondary-fill-color="#4c4c4c" draw:textarea-horizontal-align="justify" draw:textarea-vertical-align="middle" draw:auto-grow-height="false"/>
    </style:style>
    <style:style style:name="gr2" style:family="graphic" style:parent-style-name="measure">
      <style:graphic-properties draw:textarea-vertical-align="middle"/>
    </style:style>
    <style:style style:name="gr3" style:family="graphic" style:parent-style-name="measure" style:list-style-name="L1">
      <style:graphic-properties draw:textarea-vertical-align="middle" draw:line-distance="2.036cm" draw:end-guide="-0.03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13.3cm" svg:height="14.5cm" svg:x="2.4cm" svg:y="8.3cm">
          <text:p/>
          <draw:enhanced-geometry svg:viewBox="0 0 21600 21600" draw:extrusion="true" draw:extrusion-viewpoint="(3.472cm -3.472cm 25cm)" draw:extrusion-origin="0.5 -0.5" draw:extrusion-skew="50 -135" draw:extrusion-depth="1cm 0" dr3d:shade-mode="flat" draw:extrusion-metal="true" draw:extrusion-specularity="122%" draw:extrusion-diffusion="122%" draw:extrusion-color="true" draw:glue-points="?f7 0 ?f6 ?f1 0 ?f10 ?f6 21600 ?f4 ?f10 21600 ?f9" draw:path-stretchpoint-x="10800" draw:path-stretchpoint-y="10800" draw:text-areas="0 ?f1 ?f4 ?f12" draw:mirror-horizontal="false" draw:mirror-vertical="false" draw:type="cube" draw:modifiers="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measure draw:style-name="gr2" draw:text-style-name="P1" draw:layer="measurelines" svg:x1="2.5cm" svg:y1="7cm" svg:x2="15.9cm" svg:y2="7cm">
          <text:p text:style-name="P2"><text:span text:style-name="T1">Width</text:span><text:span text:style-name="T1"><text:measure text:kind="gap"/></text:span><text:span text:style-name="T1"> = 1000 mm</text:span></text:p>
        </draw:measure>
        <draw:measure draw:style-name="gr2" draw:text-style-name="P1" draw:layer="measurelines" svg:x1="16.9cm" svg:y1="8cm" svg:x2="16.8cm" svg:y2="22.3cm">
          <text:p text:style-name="P2"><text:span text:style-name="T1">Length = 1000 mm</text:span></text:p>
        </draw:measure>
        <draw:measure draw:style-name="gr3" draw:text-style-name="P3" draw:layer="measurelines" svg:x1="16.3cm" svg:y1="22.7cm" svg:x2="15.921cm" svg:y2="23.02cm">
          <text:p text:style-name="P3"><text:span text:style-name="T1">Thickness = </text:span></text:p>
          <text:p text:style-name="P3"><text:span text:style-name="T1">6.2 mm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8T17:47:25</meta:creation-date>
    <dc:date>2014-07-08T11:14:45</dc:date>
    <meta:editing-duration>PT20H7M7S</meta:editing-duration>
    <meta:editing-cycles>3</meta:editing-cycles>
    <meta:generator>OpenOffice.org/3.4.1$Unix OpenOffice.org_project/341m1$Build-9593</meta:generator>
    <meta:document-statistic meta:object-count="4"/>
  </office:meta>
</office:document-meta>
</file>